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429cm" style:rel-column-width="936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157" officeooo:paragraph-rsid="00185157"/>
    </style:style>
    <style:style style:name="P2" style:family="paragraph" style:parent-style-name="Standard">
      <style:text-properties officeooo:rsid="00185157" officeooo:paragraph-rsid="0019af3e"/>
    </style:style>
    <style:style style:name="P3" style:family="paragraph" style:parent-style-name="Standard">
      <style:text-properties officeooo:paragraph-rsid="0019af3e"/>
    </style:style>
    <style:style style:name="P4" style:family="paragraph" style:parent-style-name="Standard">
      <style:text-properties officeooo:rsid="0019af3e" officeooo:paragraph-rsid="0019af3e"/>
    </style:style>
    <style:style style:name="P5" style:family="paragraph" style:parent-style-name="Standard">
      <style:text-properties officeooo:rsid="001c8ecc" officeooo:paragraph-rsid="001c8ecc"/>
    </style:style>
    <style:style style:name="P6" style:family="paragraph" style:parent-style-name="Standard">
      <style:text-properties officeooo:rsid="001c8ecc" officeooo:paragraph-rsid="00206711"/>
    </style:style>
    <style:style style:name="P7" style:family="paragraph" style:parent-style-name="Standard">
      <style:text-properties officeooo:paragraph-rsid="001c8ecc"/>
    </style:style>
    <style:style style:name="P8" style:family="paragraph" style:parent-style-name="Standard">
      <style:text-properties officeooo:rsid="001d1379" officeooo:paragraph-rsid="001d1379"/>
    </style:style>
    <style:style style:name="P9" style:family="paragraph" style:parent-style-name="Standard">
      <style:text-properties officeooo:rsid="001d913f" officeooo:paragraph-rsid="001d913f"/>
    </style:style>
    <style:style style:name="P10" style:family="paragraph" style:parent-style-name="Standard">
      <style:text-properties officeooo:rsid="001d913f" officeooo:paragraph-rsid="001e9977"/>
    </style:style>
    <style:style style:name="P11" style:family="paragraph" style:parent-style-name="Standard">
      <style:text-properties officeooo:rsid="001e9977" officeooo:paragraph-rsid="001e9977"/>
    </style:style>
    <style:style style:name="P12" style:family="paragraph" style:parent-style-name="Standard">
      <style:text-properties officeooo:paragraph-rsid="00213e3c"/>
    </style:style>
    <style:style style:name="P13" style:family="paragraph" style:parent-style-name="Table_20_Contents">
      <style:text-properties officeooo:rsid="001d913f" officeooo:paragraph-rsid="001d913f"/>
    </style:style>
    <style:style style:name="P14" style:family="paragraph" style:parent-style-name="Table_20_Contents">
      <style:text-properties officeooo:rsid="001d913f" officeooo:paragraph-rsid="00206711"/>
    </style:style>
    <style:style style:name="P15" style:family="paragraph" style:parent-style-name="Table_20_Contents">
      <style:text-properties officeooo:rsid="001e9977" officeooo:paragraph-rsid="001e9977"/>
    </style:style>
    <style:style style:name="P16" style:family="paragraph" style:parent-style-name="Table_20_Contents">
      <style:text-properties officeooo:rsid="00206711" officeooo:paragraph-rsid="00206711"/>
    </style:style>
    <style:style style:name="P17" style:family="paragraph" style:parent-style-name="Table_20_Contents">
      <style:text-properties officeooo:rsid="00213e3c" officeooo:paragraph-rsid="00213e3c"/>
    </style:style>
    <style:style style:name="T1" style:family="text">
      <style:text-properties officeooo:rsid="0019af3e"/>
    </style:style>
    <style:style style:name="T2" style:family="text">
      <style:text-properties officeooo:rsid="001b0a53"/>
    </style:style>
    <style:style style:name="T3" style:family="text">
      <style:text-properties officeooo:rsid="001c8ecc"/>
    </style:style>
    <style:style style:name="T4" style:family="text">
      <style:text-properties officeooo:rsid="001d913f"/>
    </style:style>
    <style:style style:name="T5" style:family="text">
      <style:text-properties officeooo:rsid="001e5c9a"/>
    </style:style>
    <style:style style:name="T6" style:family="text">
      <style:text-properties officeooo:rsid="001e9977"/>
    </style:style>
    <style:style style:name="T7" style:family="text">
      <style:text-properties officeooo:rsid="00206711"/>
    </style:style>
    <style:style style:name="T8" style:family="text">
      <style:text-properties officeooo:rsid="00213e3c"/>
    </style:style>
    <style:style style:name="T9" style:family="text">
      <style:text-properties officeooo:rsid="0022b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e Medien</text:p>
      <text:p text:style-name="P1">Übungsblatt 1</text:p>
      <text:p text:style-name="P1"/>
      <text:p text:style-name="P1">1a</text:p>
      <text:p text:style-name="P1">i)</text:p>
      <text:p text:style-name="P1">1 <text:s text:c="2"/>1 <text:s text:c="2"/>0 <text:s text:c="2"/>0 <text:s text:c="2"/>1 <text:s text:c="2"/>0 <text:s text:c="2"/>1 <text:s text:c="2"/>0 </text:p>
      <text:p text:style-name="P1"><text:span text:style-name="T8">128</text:span> +<text:span text:style-name="T8">64</text:span>+0+0+ <text:span text:style-name="T8">8</text:span> + 0 + 2 + 0 = <text:span text:style-name="T8">202</text:span></text:p>
      <text:p text:style-name="P1"/>
      <text:p text:style-name="P1">ii)</text:p>
      <text:p text:style-name="P1">2^(-<text:span text:style-name="T9">1</text:span>) + 2^(-<text:span text:style-name="T9">3</text:span>) = <text:span text:style-name="T9">0,5 + 0,125 = 0,625</text:span></text:p>
      <text:p text:style-name="P1"/>
      <text:p text:style-name="P1">b</text:p>
      <text:p text:style-name="P1">i)</text:p>
      <text:p text:style-name="P1">354 / 256 = 1 R 98</text:p>
      <text:p text:style-name="P1"><text:s/><text:span text:style-name="T1">98</text:span> / <text:span text:style-name="T1">128 = 0 R 98</text:span></text:p>
      <text:p text:style-name="P1"><text:s/><text:span text:style-name="T1">98 / 64 = 1 R 34</text:span></text:p>
      <text:p text:style-name="P1"><text:s/><text:span text:style-name="T1">34 / 32 = 1 R 2</text:span></text:p>
      <text:p text:style-name="P2"><text:s/><text:span text:style-name="T1">2 / 16 = 0 R 2</text:span></text:p>
      <text:p text:style-name="P2"><text:s/><text:span text:style-name="T1">2 / <text:s/>8 = 0 R 2</text:span></text:p>
      <text:p text:style-name="P2"><text:s/><text:span text:style-name="T1">2 / 4 = 0 R 2</text:span></text:p>
      <text:p text:style-name="P2"><text:s/><text:span text:style-name="T1">2 / 2 = 1 R 0</text:span></text:p>
      <text:p text:style-name="P2"><text:s/><text:span text:style-name="T1">0 / 1 = 0 R 0</text:span></text:p>
      <text:p text:style-name="P4">Ergebnis: 101100010</text:p>
      <text:p text:style-name="P4"/>
      <text:p text:style-name="P4">ii)</text:p>
      <text:p text:style-name="P4">0,6874 * 2 = 1,3748</text:p>
      <text:p text:style-name="P4">0,3748 * 2 = 0,7496</text:p>
      <text:p text:style-name="P4">0,7496 * 2 = 1,4992</text:p>
      <text:p text:style-name="P4">0,4992 * 2 = 0,9984</text:p>
      <text:p text:style-name="P4">0,9984 * 2 = 1,9968</text:p>
      <text:p text:style-name="P4">Ergebnis: 0,10101</text:p>
      <text:p text:style-name="P4"/>
      <text:p text:style-name="P3"><text:span text:style-name="T1">2a</text:span></text:p>
      <text:p text:style-name="P5">8888888 / 16 = 555555 R 8</text:p>
      <text:p text:style-name="P5">555555/16 = 34722 R 3</text:p>
      <text:p text:style-name="P5">34722/16 = 2170 R 2</text:p>
      <text:p text:style-name="P5">2170/16 = 135 R 10</text:p>
      <text:p text:style-name="P5">135/16 = 8 R 7</text:p>
      <text:p text:style-name="P5">7</text:p>
      <text:p text:style-name="P5">Ergebnis: 0x832A87</text:p>
      <text:p text:style-name="P5"/>
      <text:p text:style-name="P5">b</text:p>
      <text:p text:style-name="P5">16^(<text:span text:style-name="T5">0</text:span>)*14 + </text:p>
      <text:p text:style-name="P5">16^(<text:span text:style-name="T5">1</text:span>)*4+</text:p>
      <text:p text:style-name="P5">16^(<text:span text:style-name="T5">2</text:span>)*1+</text:p>
      <text:p text:style-name="P5">16^(<text:span text:style-name="T5">3</text:span>)*6 +</text:p>
      <text:p text:style-name="P5">16^(<text:span text:style-name="T5">4</text:span>)*12 +</text:p>
      <text:p text:style-name="P5">16^(<text:span text:style-name="T5">5</text:span>)*11 = 12345678</text:p>
      <text:p text:style-name="P5"/>
      <text:p text:style-name="P8">c</text:p>
      <text:p text:style-name="P9">A1: 10*16+1 = 161</text:p>
      <text:p text:style-name="P9">178/128 = 1 R 50</text:p>
      <text:p text:style-name="P9"><text:soft-page-break/>50/64 = 0 R 50</text:p>
      <text:p text:style-name="P9">50/32 = 1 R 18</text:p>
      <text:p text:style-name="P9">18/16 = 1 R 2</text:p>
      <text:p text:style-name="P9">2/8 = 0 R 2</text:p>
      <text:p text:style-name="P9">2/4 = 0 R 2</text:p>
      <text:p text:style-name="P9">2/2 = 1 R 0</text:p>
      <text:p text:style-name="P9">0/1 = 0 R 0</text:p>
      <text:p text:style-name="P9">10110010 </text:p>
      <text:p text:style-name="P9"/>
      <text:p text:style-name="P9">88: 8*16+8 = 136</text:p>
      <text:p text:style-name="P9"><text:span text:style-name="T6">136</text:span>/128 = 1 R <text:span text:style-name="T6">8</text:span></text:p>
      <text:p text:style-name="P9"><text:span text:style-name="T6">8</text:span>/64 = 0 R <text:span text:style-name="T6">0</text:span></text:p>
      <text:p text:style-name="P9"><text:span text:style-name="T6">8</text:span>/32 = <text:span text:style-name="T6">0</text:span> R <text:span text:style-name="T6">0</text:span></text:p>
      <text:p text:style-name="P9"><text:span text:style-name="T6">8</text:span>/16 = <text:span text:style-name="T6">0</text:span> R <text:span text:style-name="T6">0</text:span></text:p>
      <text:p text:style-name="P9"><text:span text:style-name="T6">8</text:span>/8 = <text:span text:style-name="T6">1</text:span> R <text:span text:style-name="T6">0</text:span></text:p>
      <text:p text:style-name="P9"><text:span text:style-name="T6">0</text:span>/4 = 0 R <text:span text:style-name="T6">0</text:span></text:p>
      <text:p text:style-name="P9"><text:span text:style-name="T6">0</text:span>/2 = <text:span text:style-name="T6">0</text:span> R 0</text:p>
      <text:p text:style-name="P9">0/1 = 0 R 0</text:p>
      <text:p text:style-name="P11">10001000</text:p>
      <text:p text:style-name="P9"/>
      <text:p text:style-name="P9"><text:span text:style-name="T5">2B</text:span>: <text:span text:style-name="T6">2</text:span>*16+<text:span text:style-name="T6">11</text:span> = <text:span text:style-name="T6">43</text:span></text:p>
      <text:p text:style-name="P9"><text:span text:style-name="T6">43</text:span>/32 = 1 R <text:span text:style-name="T6">11</text:span></text:p>
      <text:p text:style-name="P9"><text:span text:style-name="T6">11</text:span>/16 = <text:span text:style-name="T6">0 R 11</text:span></text:p>
      <text:p text:style-name="P9"><text:span text:style-name="T6">11</text:span>/8 = <text:span text:style-name="T6">1</text:span> R <text:span text:style-name="T6">3</text:span></text:p>
      <text:p text:style-name="P9"><text:span text:style-name="T6">3</text:span>/4 = <text:span text:style-name="T6">0</text:span> R <text:span text:style-name="T6">3</text:span></text:p>
      <text:p text:style-name="P9"><text:span text:style-name="T6">3</text:span>/2 = 1 R <text:span text:style-name="T6">1</text:span></text:p>
      <text:p text:style-name="P9"><text:span text:style-name="T6">1</text:span>/1 = <text:span text:style-name="T6">1</text:span> R 0</text:p>
      <text:p text:style-name="P9"><text:span text:style-name="T6">101011</text:span> </text:p>
      <text:p text:style-name="P9"/>
      <table:table table:name="Tabelle1" table:style-name="Tabelle1">
        <table:table-column table:style-name="Tabelle1.A" table:number-columns-repeated="7"/>
        <table:table-row>
          <table:table-cell table:style-name="Tabelle1.A1" office:value-type="string">
            <text:p text:style-name="P13"/>
          </table:table-cell>
          <table:table-cell table:style-name="Tabelle1.A1" table:number-columns-spanned="3" office:value-type="string">
            <text:p text:style-name="P13">Big Endian</text:p>
          </table:table-cell>
          <table:covered-table-cell/>
          <table:covered-table-cell/>
          <table:table-cell table:style-name="Tabelle1.E1" table:number-columns-spanned="3" office:value-type="string">
            <text:p text:style-name="P13">Little Endian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3">Addresse</text:p>
          </table:table-cell>
          <table:table-cell table:style-name="Tabelle1.A2" office:value-type="string">
            <text:p text:style-name="P13">hex</text:p>
          </table:table-cell>
          <table:table-cell table:style-name="Tabelle1.A2" office:value-type="string">
            <text:p text:style-name="P13">bin</text:p>
          </table:table-cell>
          <table:table-cell table:style-name="Tabelle1.A2" office:value-type="string">
            <text:p text:style-name="P13">dez</text:p>
          </table:table-cell>
          <table:table-cell table:style-name="Tabelle1.A2" office:value-type="string">
            <text:p text:style-name="P13">Hex</text:p>
          </table:table-cell>
          <table:table-cell table:style-name="Tabelle1.A2" office:value-type="string">
            <text:p text:style-name="P13">Bin</text:p>
          </table:table-cell>
          <table:table-cell table:style-name="Tabelle1.G2" office:value-type="string">
            <text:p text:style-name="P13">Dez</text:p>
          </table:table-cell>
        </table:table-row>
        <table:table-row>
          <table:table-cell table:style-name="Tabelle1.A2" office:value-type="string">
            <text:p text:style-name="P13">1</text:p>
          </table:table-cell>
          <table:table-cell table:style-name="Tabelle1.A2" office:value-type="string">
            <text:p text:style-name="P13">A1</text:p>
          </table:table-cell>
          <table:table-cell table:style-name="Tabelle1.A2" office:value-type="string">
            <text:p text:style-name="P9">10110010</text:p>
          </table:table-cell>
          <table:table-cell table:style-name="Tabelle1.A2" office:value-type="string">
            <text:p text:style-name="P13">1<text:span text:style-name="T6">61</text:span></text:p>
          </table:table-cell>
          <table:table-cell table:style-name="Tabelle1.A2" office:value-type="string">
            <text:p text:style-name="P13">2B</text:p>
          </table:table-cell>
          <table:table-cell table:style-name="Tabelle1.A2" office:value-type="string">
            <text:p text:style-name="P10"><text:span text:style-name="T6">00101011</text:span></text:p>
          </table:table-cell>
          <table:table-cell table:style-name="Tabelle1.G2" office:value-type="string">
            <text:p text:style-name="P15">43</text:p>
          </table:table-cell>
        </table:table-row>
        <table:table-row>
          <table:table-cell table:style-name="Tabelle1.A2" office:value-type="string">
            <text:p text:style-name="P13">2</text:p>
          </table:table-cell>
          <table:table-cell table:style-name="Tabelle1.A2" office:value-type="string">
            <text:p text:style-name="P13">88</text:p>
          </table:table-cell>
          <table:table-cell table:style-name="Tabelle1.A2" office:value-type="string">
            <text:p text:style-name="P11">10001000</text:p>
          </table:table-cell>
          <table:table-cell table:style-name="Tabelle1.A2" office:value-type="string">
            <text:p text:style-name="P15">136</text:p>
          </table:table-cell>
          <table:table-cell table:style-name="Tabelle1.A2" office:value-type="string">
            <text:p text:style-name="P13">88</text:p>
          </table:table-cell>
          <table:table-cell table:style-name="Tabelle1.A2" office:value-type="string">
            <text:p text:style-name="P11">10001000</text:p>
          </table:table-cell>
          <table:table-cell table:style-name="Tabelle1.G2" office:value-type="string">
            <text:p text:style-name="P15">136</text:p>
          </table:table-cell>
        </table:table-row>
        <table:table-row>
          <table:table-cell table:style-name="Tabelle1.A2" office:value-type="string">
            <text:p text:style-name="P13">3</text:p>
          </table:table-cell>
          <table:table-cell table:style-name="Tabelle1.A2" office:value-type="string">
            <text:p text:style-name="P13">2B</text:p>
          </table:table-cell>
          <table:table-cell table:style-name="Tabelle1.A2" office:value-type="string">
            <text:p text:style-name="P10"><text:span text:style-name="T6">00101011</text:span></text:p>
          </table:table-cell>
          <table:table-cell table:style-name="Tabelle1.A2" office:value-type="string">
            <text:p text:style-name="P15">43</text:p>
          </table:table-cell>
          <table:table-cell table:style-name="Tabelle1.A2" office:value-type="string">
            <text:p text:style-name="P13">A1</text:p>
          </table:table-cell>
          <table:table-cell table:style-name="Tabelle1.A2" office:value-type="string">
            <text:p text:style-name="P9">10110010</text:p>
          </table:table-cell>
          <table:table-cell table:style-name="Tabelle1.G2" office:value-type="string">
            <text:p text:style-name="P13">1<text:span text:style-name="T6">61</text:span></text:p>
          </table:table-cell>
        </table:table-row>
      </table:table>
      <text:p text:style-name="P8"/>
      <text:p text:style-name="P14">Big Endian: <text:tab/><text:span text:style-name="T7">10110010 10001000 00101011</text:span></text:p>
      <text:p text:style-name="P17">0xA1882B</text:p>
      <text:p text:style-name="P17">11+2*16+8*16^2+8*16^3+16^4+10*16^5 = 10586155</text:p>
      <text:p text:style-name="P14"/>
      <text:p text:style-name="P16">Little Endian:<text:tab/>00101011 10001000 10110010</text:p>
      <text:p text:style-name="P17">0x2B88A1</text:p>
      <text:p text:style-name="P17">1+10*16+8*16^2+8*16^3+11*16^4+2*16^5 = 2853025</text:p>
      <text:p text:style-name="P17"/>
      <text:p text:style-name="P16"/>
      <text:p text:style-name="P6">3</text:p>
      <text:p text:style-name="P12"><text:span text:style-name="T8">Die Binärwerte der Buchstaben werden gemäß der Tabelle abgelesen.</text:span></text:p>
      <text:p text:style-name="P12"><text:span text:style-name="T8">D<text:tab/></text:span>1000100</text:p>
      <text:p text:style-name="P7"><text:span text:style-name="T2">i<text:tab/></text:span>1101001 </text:p>
      <text:p text:style-name="P7"><text:span text:style-name="T2">g<text:tab/></text:span>1100111 </text:p>
      <text:p text:style-name="P7"><text:span text:style-name="T2">i<text:tab/></text:span>1101001 </text:p>
      <text:p text:style-name="P7"><text:soft-page-break/><text:span text:style-name="T2">t<text:tab/></text:span>1101100 </text:p>
      <text:p text:style-name="P7"><text:span text:style-name="T2">a<text:tab/></text:span>1100001 </text:p>
      <text:p text:style-name="P7"><text:span text:style-name="T2">l<text:tab/></text:span>1101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7:55:40.336000000</meta:creation-date>
    <dc:date>2014-10-23T22:50:07.869000000</dc:date>
    <meta:editing-duration>PT4H39M8S</meta:editing-duration>
    <meta:editing-cycles>7</meta:editing-cycles>
    <meta:generator>LibreOffice/4.2.5.2$Windows_x86 LibreOffice_project/61cb170a04bb1f12e77c884eab9192be736ec5f5</meta:generator>
    <meta:document-statistic meta:table-count="1" meta:image-count="0" meta:object-count="0" meta:page-count="3" meta:paragraph-count="116" meta:word-count="373" meta:character-count="1394" meta:non-whitespace-character-count="1104"/>
  </office:meta>
</office:document-meta>
</file>